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heads_20_45" draw:marker-end-width="0.4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614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614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0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 loext:decorative="false"/>
      <style:paragraph-properties style:writing-mode="lr-tb"/>
    </style:style>
    <style:style style:name="gr25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75cm" loext:decorative="false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7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18cm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solid" draw:fill-color="#81d41a" draw:opacity="100%" draw:textarea-horizontal-align="justify" draw:textarea-vertical-align="middle" draw:auto-grow-height="false" fo:min-height="0.968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33cm" fo:min-width="0.218cm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887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 loext:decorative="false"/>
      <style:paragraph-properties style:writing-mode="lr-tb"/>
    </style:style>
    <style:style style:name="gr3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47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width="0.081cm" svg:stroke-color="#000000" draw:marker-start-width="0.322cm" draw:marker-end="Arrowheads_20_44" draw:marker-end-width="0.422cm" draw:fill="none" draw:textarea-vertical-align="middle" fo:padding-top="0.166cm" fo:padding-bottom="0.166cm" fo:padding-left="0.291cm" fo:padding-right="0.291cm" loext:decorative="false"/>
    </style:style>
    <style:style style:name="gr4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62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62cm" fo:min-width="4.871cm" fo:padding-top="0.151cm" fo:padding-bottom="0.151cm" fo:padding-left="0.276cm" fo:padding-right="0.27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54cm" loext:decorative="false"/>
      <style:paragraph-properties style:writing-mode="lr-tb"/>
    </style:style>
    <style:style style:name="gr44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width="0.159cm" svg:stroke-color="#000000" draw:marker-start-width="0.438cm" draw:marker-end="Arrowheads_20_42" draw:marker-end-width="0.538cm" draw:fill="none" draw:textarea-vertical-align="middle" fo:padding-top="0.204cm" fo:padding-bottom="0.204cm" fo:padding-left="0.329cm" fo:padding-right="0.329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33cm" fo:min-width="0.332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51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927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2.927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72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2.04cm" loext:decorative="false"/>
    </style:style>
    <style:style style:name="gr57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2.04cm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926cm" loext:decorative="false"/>
      <style:paragraph-properties style:writing-mode="lr-tb"/>
    </style:style>
    <style:style style:name="gr5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60" style:family="graphic" style:parent-style-name="objectwithoutfill">
      <style:graphic-properties svg:stroke-width="0.106cm" svg:stroke-color="#000000" draw:marker-start-width="0.359cm" draw:marker-end="Arrowheads_20_43" draw:marker-end-width="0.459cm" draw:fill="none" draw:textarea-vertical-align="middle" fo:padding-top="0.178cm" fo:padding-bottom="0.178cm" fo:padding-left="0.303cm" fo:padding-right="0.303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14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675cm" loext:decorative="false"/>
      <style:paragraph-properties style:writing-mode="lr-tb"/>
    </style:style>
    <style:style style:name="gr63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81d41a" draw:textarea-horizontal-align="justify" draw:textarea-vertical-align="middle" draw:auto-grow-height="false" fo:min-height="1.03cm" fo:min-width="0.779cm" fo:padding-top="0.142cm" fo:padding-bottom="0.142cm" fo:padding-left="0.267cm" fo:padding-right="0.267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03cm" fo:min-width="0.78cm" fo:padding-top="0.142cm" fo:padding-bottom="0.142cm" fo:padding-left="0.267cm" fo:padding-right="0.267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03cm" fo:min-width="0.779cm" fo:padding-top="0.142cm" fo:padding-bottom="0.142cm" fo:padding-left="0.267cm" fo:padding-right="0.267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stroke="dash" draw:stroke-dash="Long_20_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6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7.953cm" fo:min-width="12.783cm" fo:padding-top="0.151cm" fo:padding-bottom="0.151cm" fo:padding-left="0.276cm" fo:padding-right="0.276cm" style:writing-mode="lr-tb" loext:decorative="false"/>
      <style:paragraph-properties style:writing-mode="lr-tb"/>
    </style:style>
    <style:style style:name="gr68" style:family="graphic">
      <style:graphic-properties loext:decorative="false"/>
    </style:style>
    <style:style style:name="gr69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04cm" style:use-optimal-column-width="false"/>
    </style:style>
    <style:style style:name="co2" style:family="table-column">
      <style:table-column-properties style:column-width="0.723cm" style:use-optimal-column-width="false"/>
    </style:style>
    <style:style style:name="co3" style:family="table-column">
      <style:table-column-properties style:column-width="4.67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border-left="none" fo:border-right="0.43pt solid #000000" fo:border-top="none" fo:border-bottom="0.43pt solid #000000"/>
    </style:style>
    <style:style style:name="ce2" style:family="table-cell">
      <style:paragraph-properties fo:border-left="none" fo:border-right="none" fo:border-top="0.43pt solid #000000" fo:border-bottom="none"/>
    </style:style>
    <style:style style:name="ce3" style:family="table-cell">
      <style:paragraph-properties fo:border-left="0.43pt solid #000000" fo:border-right="none" fo:border-top="none" fo:border-bottom="0.43pt solid #000000"/>
    </style:style>
    <style:style style:name="ce4" style:family="table-cell">
      <style:paragraph-properties fo:border-left="none" fo:border-right="none" fo:border-top="none" fo:border-bottom="0.43pt solid #000000"/>
    </style:style>
    <style:style style:name="ce5" style:family="table-cell">
      <style:paragraph-properties fo:border-left="0.43pt solid #000000" fo:border-right="none" fo:border-top="0.43pt solid #000000" fo:border-bottom="none"/>
    </style:style>
    <style:style style:name="ce6" style:family="table-cell">
      <style:paragraph-properties fo:border-left="none" fo:border-right="0.43pt solid #000000" fo:border-top="0.43pt solid #000000" fo:border-bottom="none"/>
    </style:style>
    <style:style style:name="ce7" style:family="table-cell">
      <style:paragraph-properties fo:border="none"/>
    </style:style>
    <style:style style:name="ce8" style:family="table-cell">
      <style:paragraph-properties fo:border-left="0.43pt solid #000000" fo:border-right="0.43pt solid #000000" fo:border-top="0.43pt solid #000000" fo:border-bottom="none"/>
    </style:style>
    <style:style style:name="ce9" style:family="table-cell">
      <loext:graphic-properties draw:textarea-vertical-align="bottom"/>
      <style:paragraph-properties fo:text-align="end" fo:border="none"/>
      <style:text-properties fo:font-size="16pt" style:font-size-asian="16pt" style:font-size-complex="16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16173"/>
      <style:paragraph-properties fo:text-align="center" style:writing-mode="lr-t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81d41a" draw:opacity="100%"/>
      <style:paragraph-properties fo:text-align="center" style:writing-mode="lr-tb"/>
    </style:style>
    <style:style style:name="P18" style:family="paragraph">
      <loext:graphic-properties draw:fill="none" draw:fill-color="#ffffff" draw:opacity="100%"/>
    </style:style>
    <style:style style:name="P1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ffe994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paragraph-properties fo:text-align="center"/>
      <style:text-properties style:font-name="Liberation Sans" fo:font-size="28pt" style:font-size-asian="28pt" style:font-size-complex="28pt"/>
    </style:style>
    <style:style style:name="P30" style:family="paragraph">
      <loext:graphic-properties draw:fill="none" draw:fill-color="#ffffff"/>
      <style:text-properties style:font-name="Liberation Sans" fo:font-size="28pt" style:font-size-asian="28pt" style:font-size-complex="28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text-align="center"/>
      <style:text-properties style:font-name="Liberation Sans" fo:font-size="36pt" style:font-size-asian="36pt" style:font-size-complex="36pt"/>
    </style:style>
    <style:style style:name="P33" style:family="paragraph">
      <loext:graphic-properties draw:fill-color="#ffe994"/>
      <style:paragraph-properties fo:text-align="center"/>
    </style:style>
    <style:style style:name="P34" style:family="paragraph">
      <loext:graphic-properties draw:fill-color="#ffe994"/>
      <style:paragraph-properties fo:text-align="center" style:writing-mode="lr-tb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-color="#ffe994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Sans" fo:font-size="36pt" style:font-size-asian="36pt" style:font-size-complex="36pt"/>
    </style:style>
    <style:style style:name="P38" style:family="paragraph">
      <loext:graphic-properties draw:fill="none" draw:fill-color="#ffffff"/>
      <style:text-properties fo:font-size="32pt" style:font-size-asian="32pt" style:font-size-complex="32pt"/>
    </style:style>
    <style:style style:name="P39" style:family="paragraph">
      <style:paragraph-properties fo:text-align="center" style:writing-mode="lr-tb"/>
      <style:text-properties style:font-name="Courier New" fo:font-size="18pt" style:font-size-asian="14pt" style:font-size-complex="14pt"/>
    </style:style>
    <style:style style:name="P40" style:family="paragraph">
      <loext:graphic-properties draw:fill="solid" draw:fill-color="#81d41a"/>
      <style:paragraph-properties fo:text-align="center" style:writing-mode="lr-tb"/>
      <style:text-properties style:font-name="Courier New" fo:font-size="18pt" style:font-size-asian="14pt" style:font-size-complex="14pt"/>
    </style:style>
    <style:style style:name="P4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2" style:family="paragraph">
      <style:paragraph-properties fo:text-align="center"/>
      <style:text-properties fo:color="#ffffff" loext:opacity="100%" fo:font-size="18pt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44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8pt"/>
    </style:style>
    <style:style style:name="T9" style:family="text">
      <style:text-properties style:font-name="Liberation Sans" fo:font-size="18pt" style:font-size-asian="18pt" style:font-size-complex="18pt"/>
    </style:style>
    <style:style style:name="T10" style:family="text">
      <style:text-properties style:font-name="Liberation Sans" fo:font-size="21pt" style:font-size-asian="21pt" style:font-size-complex="21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Courier New" fo:font-size="14pt" style:font-size-asian="14pt" style:font-size-complex="14pt"/>
    </style:style>
    <style:style style:name="T13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1">
            <draw:custom-shape draw:style-name="gr2" draw:text-style-name="P2" draw:layer="layout" svg:width="4.445cm" svg:height="6.985cm" svg:x="20.385cm" svg:y="1.905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21.02cm" svg:y="4.075cm">
              <text:p text:style-name="P1"><text:span text:style-name="T1">Program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21.02cm" svg:y="6.08cm">
              <text:p text:style-name="P1"><text:span text:style-name="T1">Data</text:span></text:p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4" draw:text-style-name="P2" draw:layer="layout" svg:width="9.525cm" svg:height="6.985cm" svg:x="8.945cm" svg:y="1.905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8.755cm" svg:height="3.712cm" svg:x="9.414cm" svg:y="4.773cm">
              <text:p/>
              <draw:enhanced-geometry svg:viewBox="0 0 21600 21600" draw:type="rectangle" draw:enhanced-path="M 0 0 L 21600 0 21600 21600 0 21600 0 0 Z N"/>
            </draw:custom-shape>
            <draw:g draw:style-name="gr1">
              <draw:custom-shape draw:style-name="gr6" draw:text-style-name="P4" draw:layer="layout" svg:width="3.175cm" svg:height="3.175cm" svg:x="14.66cm" svg:y="5.08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1.059cm" svg:height="0.635cm" svg:x="15.718cm" svg:y="5.915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8" draw:text-style-name="P6" draw:layer="layout" svg:width="0.784cm" svg:height="0.763cm" svg:x="15.812cm" svg:y="6.542cm">
                <draw:text-box>
                  <text:p><text:span text:style-name="T2">⋮</text:span></text:p>
                </draw:text-box>
              </draw:frame>
              <draw:custom-shape draw:style-name="gr7" draw:text-style-name="P5" draw:layer="layout" svg:width="1.059cm" svg:height="0.635cm" svg:x="15.718cm" svg:y="7.392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9" draw:text-style-name="P4" draw:layer="layout" svg:width="1.905cm" svg:height="3.175cm" svg:x="9.743cm" svg:y="5.08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2.54cm" svg:height="0.935cm" svg:x="11.897cm" svg:y="6.1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3" draw:layer="layout" svg:width="8.755cm" svg:height="1.018cm" svg:x="9.418cm" svg:y="3.175cm">
              <text:p text:style-name="P1"><text:span text:style-name="T5">Control Unit</text:span></text:p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2" draw:text-style-name="P2" draw:layer="layout" svg:width="4.445cm" svg:height="6.985cm" svg:x="2.54cm" svg:y="1.905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3.175cm" svg:height="1.27cm" svg:x="3.175cm" svg:y="4.075cm">
              <text:p text:style-name="P8"><text:span text:style-name="T2">Output Device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3.175cm" svg:y="6.08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7" draw:layer="layout" svg:width="1.905cm" svg:height="1.27cm" svg:x="6.985cm" svg:y="5.08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" draw:text-style-name="P7" draw:layer="layout" svg:width="1.905cm" svg:height="1.27cm" svg:x="18.492cm" svg:y="5.08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 draw:style-name="gr1">
          <draw:custom-shape draw:style-name="gr4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8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7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2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.175cm" svg:height="1.27cm" svg:x="3.745cm" svg:y="5.98cm">
            <text:p text:style-name="P8"><text:span text:style-name="T2">Output Devic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5" draw:text-style-name="P11" draw:layer="layout" svg:x1="9.618cm" svg:y1="13.815cm" svg:x2="9.618cm" svg:y2="12.162cm">
          <text:p/>
        </draw:line>
        <draw:custom-shape draw:style-name="gr16" draw:text-style-name="P5" xml:id="id8" draw:id="id8" draw:layer="layout" svg:width="1.905cm" svg:height="1.27cm" svg:x="19.636cm" svg:y="13.718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6" draw:text-style-name="P5" xml:id="id2" draw:id="id2" draw:layer="layout" svg:width="1.905cm" svg:height="1.27cm" svg:x="4.488cm" svg:y="5.863cm">
          <text:p text:style-name="P1">FB</text:p>
          <draw:enhanced-geometry svg:viewBox="0 0 21600 21600" draw:type="rectangle" draw:enhanced-path="M 0 0 L 21600 0 21600 21600 0 21600 0 0 Z N"/>
        </draw:custom-shape>
        <draw:custom-shape draw:style-name="gr16" draw:text-style-name="P5" xml:id="id10" draw:id="id10" draw:layer="layout" svg:width="1.905cm" svg:height="1.27cm" svg:x="19.636cm" svg:y="8.292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166cm" svg:height="1.212cm" svg:x="13.093cm" svg:y="11.07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8" draw:text-style-name="P3" xml:id="id4" draw:id="id4" draw:layer="layout" svg:width="4.166cm" svg:height="1.27cm" svg:x="13.093cm" svg:y="8.29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1.27cm" svg:x="7.815cm" svg:y="13.718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1.27cm" svg:x="3.54cm" svg:y="13.718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0" draw:text-style-name="P4" xml:id="id3" draw:id="id3" draw:layer="layout" svg:width="4.157cm" svg:height="1.27cm" svg:x="13.098cm" svg:y="1.39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1" draw:text-style-name="P11" draw:layer="layout" draw:type="line" svg:x1="5.438cm" svg:y1="8.303cm" svg:x2="5.44cm" svg:y2="7.133cm" draw:start-shape="id1" draw:start-glue-point="0" draw:end-shape="id2" draw:end-glue-point="2" svg:d="M5438 8303l2-1170" svg:viewBox="0 0 3 1171">
          <text:p/>
        </draw:connector>
        <draw:frame draw:style-name="gr22" draw:text-style-name="P13" draw:layer="layout" svg:width="0.807cm" svg:height="0.763cm" svg:x="6.823cm" svg:y="4.616cm">
          <draw:text-box>
            <text:p><text:span text:style-name="T2">S</text:span></text:p>
          </draw:text-box>
        </draw:frame>
        <draw:frame draw:style-name="gr23" draw:text-style-name="P13" draw:layer="layout" svg:width="1.239cm" svg:height="0.763cm" svg:x="2.852cm" svg:y="4.633cm">
          <draw:text-box>
            <text:p><text:span text:style-name="T2">A,V</text:span></text:p>
          </draw:text-box>
        </draw:frame>
        <draw:frame draw:style-name="gr24" draw:text-style-name="P13" draw:layer="layout" svg:width="0.781cm" svg:height="0.763cm" svg:x="5.382cm" svg:y="7.49cm">
          <draw:text-box>
            <text:p><text:span text:style-name="T2">Z</text:span></text:p>
          </draw:text-box>
        </draw:frame>
        <draw:connector draw:style-name="gr25" draw:text-style-name="P11" draw:layer="layout" draw:type="curve" svg:x1="17.255cm" svg:y1="2.025cm" svg:x2="21.003cm" svg:y2="0.435cm" draw:start-shape="id3" draw:start-glue-point="1" svg:d="M17255 2025c3205 0 1332-1590 3748-1590" svg:viewBox="0 0 3749 1591">
          <text:p/>
        </draw:connector>
        <draw:connector draw:style-name="gr26" draw:text-style-name="P11" draw:layer="layout" draw:type="curve" svg:x1="17.255cm" svg:y1="2.025cm" svg:x2="21.067cm" svg:y2="1.08cm" draw:start-shape="id3" draw:start-glue-point="1" svg:d="M17255 2025c3253 0 1348-945 3812-945" svg:viewBox="0 0 3813 946">
          <text:p/>
        </draw:connector>
        <draw:connector draw:style-name="gr27" draw:text-style-name="P11" draw:layer="layout" draw:type="curve" svg:x1="17.255cm" svg:y1="2.025cm" svg:x2="21.089cm" svg:y2="1.79cm" draw:start-shape="id3" draw:start-glue-point="1" svg:d="M17255 2025c3270 0 1353-235 3834-235" svg:viewBox="0 0 3835 236">
          <text:p/>
        </draw:connector>
        <draw:connector draw:style-name="gr28" draw:text-style-name="P11" draw:layer="layout" draw:type="curve" svg:x1="17.255cm" svg:y1="2.025cm" svg:x2="21.11cm" svg:y2="3.167cm" draw:start-shape="id3" draw:start-glue-point="1" svg:d="M17255 2025c3286 0 1359 1142 3855 1142" svg:viewBox="0 0 3856 1143">
          <text:p/>
        </draw:connector>
        <draw:frame draw:style-name="gr8" draw:text-style-name="P6" draw:layer="layout" svg:width="0.784cm" svg:height="0.763cm" svg:x="20.336cm" svg:y="2.025cm">
          <draw:text-box>
            <text:p><text:span text:style-name="T2">⋮</text:span></text:p>
          </draw:text-box>
        </draw:frame>
        <draw:frame draw:style-name="gr29" draw:text-style-name="P14" draw:layer="layout" svg:width="3.81cm" svg:height="0.725cm" svg:x="19.685cm" svg:y="3.61cm">
          <draw:text-box>
            <text:p><text:span text:style-name="T3">Control signals</text:span></text:p>
          </draw:text-box>
        </draw:frame>
        <draw:frame draw:style-name="gr30" draw:text-style-name="P16" draw:layer="layout" svg:width="3.175cm" svg:height="1.039cm" svg:x="15.174cm" svg:y="7.488cm">
          <draw:text-box>
            <text:p text:style-name="P15"><text:span text:style-name="T3">Instruction</text:span></text:p>
          </draw:text-box>
        </draw:frame>
        <draw:frame draw:style-name="gr23" draw:text-style-name="P13" draw:layer="layout" svg:width="1.239cm" svg:height="0.763cm" svg:x="11.463cm" svg:y="1.313cm">
          <draw:text-box>
            <text:p><text:span text:style-name="T2">A,V</text:span></text:p>
          </draw:text-box>
        </draw:frame>
        <draw:g draw:style-name="gr1" xml:id="id7" draw:id="id7">
          <draw:custom-shape draw:style-name="gr31" draw:text-style-name="P5" xml:id="id5" draw:id="id5" draw:layer="layout" svg:width="1.905cm" svg:height="1.269cm" svg:x="3.164cm" svg:y="2.99cm">
            <text:p text:style-name="P1">FA</text:p>
            <draw:enhanced-geometry svg:viewBox="0 0 21600 21600" draw:type="rectangle" draw:enhanced-path="M 0 0 L 21600 0 21600 21600 0 21600 0 0 Z N"/>
          </draw:custom-shape>
          <draw:frame draw:style-name="gr32" draw:text-style-name="P13" draw:layer="layout" svg:width="0.718cm" svg:height="0.759cm" svg:x="4.506cm" svg:y="2.941cm">
            <draw:text-box>
              <text:p><text:span text:style-name="T6">2</text:span></text:p>
            </draw:text-box>
          </draw:frame>
        </draw:g>
        <draw:g draw:style-name="gr1" xml:id="id6" draw:id="id6">
          <draw:custom-shape draw:style-name="gr33" draw:text-style-name="P17" draw:layer="layout" svg:width="1.905cm" svg:height="1.27cm" svg:x="5.804cm" svg:y="2.99cm">
            <text:p text:style-name="P1">LS</text:p>
            <draw:enhanced-geometry svg:viewBox="0 0 21600 21600" draw:type="rectangle" draw:enhanced-path="M 0 0 L 21600 0 21600 21600 0 21600 0 0 Z N"/>
          </draw:custom-shape>
          <draw:frame draw:style-name="gr34" draw:text-style-name="P18" draw:layer="layout" svg:width="0.718cm" svg:height="0.683cm" svg:x="7.14cm" svg:y="2.948cm">
            <draw:text-box>
              <text:p><text:span text:style-name="T6">8</text:span></text:p>
            </draw:text-box>
          </draw:frame>
        </draw:g>
        <draw:g draw:style-name="gr1" xml:id="id12" draw:id="id12">
          <draw:custom-shape draw:style-name="gr35" draw:text-style-name="P5" draw:layer="layout" svg:width="1.905cm" svg:height="1.189cm" svg:x="8.673cm" svg:y="8.373cm">
            <text:p text:style-name="P1">I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13" draw:layer="layout" svg:width="0.934cm" svg:height="0.683cm" svg:x="9.833cm" svg:y="8.292cm">
            <draw:text-box>
              <text:p><text:span text:style-name="T6">16</text:span></text:p>
            </draw:text-box>
          </draw:frame>
        </draw:g>
        <draw:frame draw:style-name="gr36" draw:text-style-name="P13" draw:layer="layout" svg:width="0.934cm" svg:height="0.683cm" svg:x="20.821cm" svg:y="8.255cm">
          <draw:text-box>
            <text:p><text:span text:style-name="T6">16</text:span></text:p>
          </draw:text-box>
        </draw:frame>
        <draw:frame draw:style-name="gr37" draw:text-style-name="P13" draw:layer="layout" svg:width="0.718cm" svg:height="0.683cm" svg:x="21.037cm" svg:y="13.718cm">
          <draw:text-box>
            <text:p><text:span text:style-name="T6">8</text:span></text:p>
          </draw:text-box>
        </draw:frame>
        <draw:line draw:style-name="gr38" draw:text-style-name="P11" draw:layer="layout" svg:x1="5.453cm" svg:y1="9.583cm" svg:x2="5.453cm" svg:y2="11.072cm">
          <text:p/>
        </draw:line>
        <draw:g draw:style-name="gr1">
          <draw:custom-shape draw:style-name="gr39" draw:text-style-name="P5" xml:id="id1" draw:id="id1" draw:layer="layout" svg:width="1.905cm" svg:height="1.249cm" svg:x="4.486cm" svg:y="8.303cm">
            <text:p text:style-name="P1">D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13" draw:layer="layout" svg:width="0.718cm" svg:height="0.683cm" svg:x="5.828cm" svg:y="8.282cm">
            <draw:text-box>
              <text:p><text:span text:style-name="T6">8</text:span></text:p>
            </draw:text-box>
          </draw:frame>
        </draw:g>
        <draw:frame draw:style-name="gr37" draw:text-style-name="P13" draw:layer="layout" svg:width="0.718cm" svg:height="0.683cm" svg:x="5.794cm" svg:y="5.846cm">
          <draw:text-box>
            <text:p><text:span text:style-name="T6">4</text:span></text:p>
          </draw:text-box>
        </draw:frame>
        <draw:connector draw:style-name="gr40" draw:text-style-name="P11" draw:layer="layout" draw:type="line" svg:x1="15.176cm" svg:y1="8.292cm" svg:x2="15.176cm" svg:y2="2.66cm" draw:start-shape="id4" draw:start-glue-point="0" draw:end-shape="id3" draw:end-glue-point="2" svg:d="M15176 8292v-5632" svg:viewBox="0 0 1 5633">
          <text:p/>
        </draw:connector>
        <draw:connector draw:style-name="gr38" draw:text-style-name="P11" draw:layer="layout" svg:x1="4.116cm" svg:y1="4.259cm" svg:x2="5.44cm" svg:y2="5.863cm" draw:start-shape="id5" draw:start-glue-point="2" draw:end-shape="id2" draw:end-glue-point="0" svg:d="M4116 4259v802h1324v802" svg:viewBox="0 0 1325 1605">
          <text:p/>
        </draw:connector>
        <draw:connector draw:style-name="gr38" draw:text-style-name="P11" draw:layer="layout" svg:x1="6.831cm" svg:y1="4.26cm" svg:x2="5.44cm" svg:y2="5.863cm" draw:start-shape="id6" draw:start-glue-point="2" draw:end-shape="id2" draw:end-glue-point="0" svg:d="M6831 4260v802h-1391v801" svg:viewBox="0 0 1392 1604">
          <text:p/>
        </draw:connector>
        <draw:connector draw:style-name="gr38" draw:text-style-name="P11" draw:layer="layout" svg:x1="6.393cm" svg:y1="6.498cm" svg:x2="15.176cm" svg:y2="2.66cm" draw:start-shape="id2" draw:start-glue-point="1" draw:end-shape="id3" draw:end-glue-point="2" svg:d="M6393 6498h8783v-3838" svg:viewBox="0 0 8784 3839">
          <text:p/>
        </draw:connector>
        <draw:frame draw:style-name="gr30" draw:text-style-name="P16" draw:layer="layout" svg:width="3.175cm" svg:height="1.039cm" svg:x="6.68cm" svg:y="5.782cm">
          <draw:text-box>
            <text:p text:style-name="P15"><text:span text:style-name="T3">Flags</text:span></text:p>
          </draw:text-box>
        </draw:frame>
        <draw:connector draw:style-name="gr38" draw:text-style-name="P11" draw:layer="layout" svg:x1="13.098cm" svg:y1="2.025cm" svg:x2="4.194cm" svg:y2="2.941cm" draw:start-shape="id3" draw:start-glue-point="3" draw:end-shape="id7" draw:end-glue-point="0" svg:d="M13098 2025h-8904v916" svg:viewBox="0 0 8905 917">
          <text:p/>
        </draw:connector>
        <draw:line draw:style-name="gr15" draw:text-style-name="P11" draw:layer="layout" svg:x1="5.449cm" svg:y1="13.756cm" svg:x2="5.449cm" svg:y2="12.103cm">
          <text:p/>
        </draw:line>
        <draw:custom-shape draw:style-name="gr41" draw:text-style-name="P20" draw:layer="layout" svg:width="10.98cm" svg:height="1.27cm" svg:x="2.07cm" svg:y="11.041cm">
          <text:p text:style-name="P19"><text:span text:style-name="T7">Data Bus</text:span></text:p>
          <draw:enhanced-geometry svg:viewBox="0 0 21600 21600" draw:text-areas="?f5 ?f1 ?f6 ?f3" draw:type="left-right-arrow" draw:modifiers="1982.7702395046 5115.34225019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2" draw:text-style-name="P20" xml:id="id9" draw:id="id9" draw:layer="layout" svg:width="6.659cm" svg:height="1.27cm" svg:x="17.259cm" svg:y="11.041cm">
          <text:p text:style-name="P19"><text:span text:style-name="T7">Address Bus</text:span></text:p>
          <draw:enhanced-geometry svg:viewBox="0 0 21600 21600" draw:text-areas="?f5 ?f1 ?f6 ?f3" draw:type="left-right-arrow" draw:modifiers="3836.75675675676 5156.4642212868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8" draw:text-style-name="P11" draw:layer="layout" draw:type="line" svg:x1="20.588cm" svg:y1="13.718cm" svg:x2="20.588cm" svg:y2="12.311cm" draw:start-shape="id8" draw:start-glue-point="0" draw:end-shape="id9" draw:end-glue-point="2" svg:d="M20588 13718v-1407" svg:viewBox="0 0 1 1408">
          <text:p/>
        </draw:connector>
        <draw:connector draw:style-name="gr38" draw:text-style-name="P11" draw:layer="layout" draw:type="line" svg:x1="20.588cm" svg:y1="9.562cm" svg:x2="20.588cm" svg:y2="11.041cm" draw:start-shape="id10" draw:start-glue-point="2" draw:end-shape="id9" draw:end-glue-point="0" svg:d="M20588 9562v1479" svg:viewBox="0 0 1 1480">
          <text:p/>
        </draw:connector>
        <draw:frame draw:style-name="gr43" draw:text-style-name="P22" draw:layer="layout" svg:width="2.454cm" svg:height="1.673cm" svg:x="15.269cm" svg:y="3.345cm">
          <draw:text-box>
            <text:p text:style-name="P21"><text:span text:style-name="T3">Instruction</text:span><text:span text:style-name="T3"><text:line-break/></text:span><text:span text:style-name="T3">Flags </text:span><text:span text:style-name="T3"><text:line-break/></text:span><text:span text:style-name="T3">Cycle</text:span></text:p>
          </draw:text-box>
        </draw:frame>
        <draw:custom-shape draw:style-name="gr20" draw:text-style-name="P4" xml:id="id11" draw:id="id11" draw:layer="layout" svg:width="4.157cm" svg:height="1.27cm" svg:x="13.084cm" svg:y="1.393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5" draw:text-style-name="P11" draw:layer="layout" draw:type="curve" svg:x1="17.241cm" svg:y1="2.028cm" svg:x2="20.989cm" svg:y2="0.438cm" draw:start-shape="id11" draw:start-glue-point="1" svg:d="M17241 2028c3205 0 1332-1590 3748-1590" svg:viewBox="0 0 3749 1591">
          <text:p/>
        </draw:connector>
        <draw:connector draw:style-name="gr26" draw:text-style-name="P11" draw:layer="layout" draw:type="curve" svg:x1="17.241cm" svg:y1="2.028cm" svg:x2="21.053cm" svg:y2="1.083cm" draw:start-shape="id11" draw:start-glue-point="1" svg:d="M17241 2028c3253 0 1348-945 3812-945" svg:viewBox="0 0 3813 946">
          <text:p/>
        </draw:connector>
        <draw:connector draw:style-name="gr27" draw:text-style-name="P11" draw:layer="layout" draw:type="curve" svg:x1="17.241cm" svg:y1="2.028cm" svg:x2="21.075cm" svg:y2="1.793cm" draw:start-shape="id11" draw:start-glue-point="1" svg:d="M17241 2028c3270 0 1353-235 3834-235" svg:viewBox="0 0 3835 236">
          <text:p/>
        </draw:connector>
        <draw:connector draw:style-name="gr28" draw:text-style-name="P11" draw:layer="layout" draw:type="curve" svg:x1="17.241cm" svg:y1="2.028cm" svg:x2="21.096cm" svg:y2="3.17cm" draw:start-shape="id11" draw:start-glue-point="1" svg:d="M17241 2028c3286 0 1359 1142 3855 1142" svg:viewBox="0 0 3856 1143">
          <text:p/>
        </draw:connector>
        <draw:frame draw:style-name="gr8" draw:text-style-name="P6" draw:layer="layout" svg:width="0.784cm" svg:height="0.763cm" svg:x="20.322cm" svg:y="2.028cm">
          <draw:text-box>
            <text:p><text:span text:style-name="T2">⋮</text:span></text:p>
          </draw:text-box>
        </draw:frame>
        <draw:connector draw:style-name="gr38" draw:text-style-name="P11" draw:layer="layout" draw:type="line" svg:x1="10.767cm" svg:y1="8.927cm" svg:x2="13.093cm" svg:y2="8.927cm" draw:start-shape="id12" draw:start-glue-point="1" draw:end-shape="id4" draw:end-glue-point="3" svg:d="M10767 8927h2326" svg:viewBox="0 0 2327 1">
          <text:p/>
        </draw:connector>
        <draw:custom-shape draw:style-name="gr16" draw:text-style-name="P5" xml:id="id13" draw:id="id13" draw:layer="layout" svg:width="1.905cm" svg:height="1.27cm" svg:x="19.636cm" svg:y="5.863cm">
          <text:p text:style-name="P1">CC</text:p>
          <draw:enhanced-geometry svg:viewBox="0 0 21600 21600" draw:type="rectangle" draw:enhanced-path="M 0 0 L 21600 0 21600 21600 0 21600 0 0 Z N"/>
        </draw:custom-shape>
        <draw:connector draw:style-name="gr38" draw:text-style-name="P11" draw:layer="layout" svg:x1="19.636cm" svg:y1="6.498cm" svg:x2="15.162cm" svg:y2="2.663cm" draw:start-shape="id13" draw:start-glue-point="3" draw:end-shape="id11" draw:end-glue-point="2" svg:d="M19636 6498h-4474v-3835" svg:viewBox="0 0 4475 3836">
          <text:p/>
        </draw:connector>
        <draw:frame draw:style-name="gr36" draw:text-style-name="P13" draw:layer="layout" svg:width="0.934cm" svg:height="0.683cm" svg:x="20.923cm" svg:y="5.856cm">
          <draw:text-box>
            <text:p><text:span text:style-name="T6">3</text:span></text:p>
          </draw:text-box>
        </draw:frame>
        <draw:frame draw:style-name="gr30" draw:text-style-name="P16" draw:layer="layout" svg:width="3.175cm" svg:height="1.039cm" svg:x="18.009cm" svg:y="5.825cm">
          <draw:text-box>
            <text:p text:style-name="P15"><text:span text:style-name="T3">Cycle</text:span></text:p>
          </draw:text-box>
        </draw:frame>
        <draw:line draw:style-name="gr38" draw:text-style-name="P11" draw:layer="layout" svg:x1="9.615cm" svg:y1="9.594cm" svg:x2="9.615cm" svg:y2="11.083cm">
          <text:p/>
        </draw:lin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4" draw:text-style-name="P3" draw:layer="layout" svg:width="1.27cm" svg:height="1.27cm" svg:x="11.00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.27cm" svg:height="1.27cm" svg:x="12.27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.27cm" svg:height="1.27cm" svg:x="13.54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.27cm" svg:height="1.27cm" svg:x="14.81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.27cm" svg:height="1.27cm" svg:x="16.08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.27cm" svg:height="1.27cm" svg:x="17.35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1.27cm" svg:height="1.27cm" svg:x="18.627cm" svg:y="5.191cm">
          <text:p text:style-name="P1">0</text:p>
          <draw:enhanced-geometry svg:viewBox="0 0 21600 21600" draw:type="rectangle" draw:enhanced-path="M 0 0 L 21600 0 21600 21600 0 21600 0 0 Z N"/>
        </draw:custom-shape>
        <draw:line draw:style-name="gr46" draw:text-style-name="P11" draw:layer="layout" svg:x1="11.642cm" svg:y1="7.731cm" svg:x2="11.642cm" svg:y2="6.461cm">
          <text:p/>
        </draw:line>
        <draw:frame draw:style-name="gr47" draw:text-style-name="P13" draw:layer="layout" svg:width="3.851cm" svg:height="0.962cm" svg:x="7.14cm" svg:y="5.388cm">
          <draw:text-box>
            <text:p>Data Array:</text:p>
          </draw:text-box>
        </draw:frame>
        <draw:frame draw:style-name="gr48" draw:text-style-name="P23" draw:layer="layout" svg:width="5.08cm" svg:height="0.977cm" svg:x="9.102cm" svg:y="7.913cm">
          <draw:text-box>
            <text:p text:style-name="P15">Data Pointer</text:p>
          </draw:text-box>
        </draw:frame>
        <draw:frame draw:style-name="gr37" draw:text-style-name="P13" draw:layer="layout" svg:width="0.718cm" svg:height="0.683cm" svg:x="11.259cm" svg:y="4.508cm">
          <draw:text-box>
            <text:p><text:span text:style-name="T6">0</text:span></text:p>
          </draw:text-box>
        </draw:frame>
        <draw:frame draw:style-name="gr37" draw:text-style-name="P13" draw:layer="layout" svg:width="0.718cm" svg:height="0.683cm" svg:x="12.529cm" svg:y="4.508cm">
          <draw:text-box>
            <text:p><text:span text:style-name="T6">1</text:span></text:p>
          </draw:text-box>
        </draw:frame>
        <draw:frame draw:style-name="gr37" draw:text-style-name="P13" draw:layer="layout" svg:width="0.718cm" svg:height="0.683cm" svg:x="13.804cm" svg:y="4.508cm">
          <draw:text-box>
            <text:p><text:span text:style-name="T6">2</text:span></text:p>
          </draw:text-box>
        </draw:frame>
        <draw:frame draw:style-name="gr37" draw:text-style-name="P13" draw:layer="layout" svg:width="0.718cm" svg:height="0.683cm" svg:x="15.069cm" svg:y="4.508cm">
          <draw:text-box>
            <text:p><text:span text:style-name="T6">3</text:span></text:p>
          </draw:text-box>
        </draw:frame>
        <draw:frame draw:style-name="gr37" draw:text-style-name="P13" draw:layer="layout" svg:width="0.718cm" svg:height="0.683cm" svg:x="16.296cm" svg:y="4.509cm">
          <draw:text-box>
            <text:p><text:span text:style-name="T6">4</text:span></text:p>
          </draw:text-box>
        </draw:frame>
        <draw:frame draw:style-name="gr37" draw:text-style-name="P13" draw:layer="layout" svg:width="0.718cm" svg:height="0.683cm" svg:x="17.566cm" svg:y="4.509cm">
          <draw:text-box>
            <text:p><text:span text:style-name="T6">5</text:span></text:p>
          </draw:text-box>
        </draw:frame>
        <draw:frame draw:style-name="gr37" draw:text-style-name="P13" draw:layer="layout" svg:width="0.718cm" svg:height="0.683cm" svg:x="18.841cm" svg:y="4.509cm">
          <draw:text-box>
            <text:p><text:span text:style-name="T6">6</text:span></text:p>
          </draw:text-box>
        </draw:frame>
        <draw:frame draw:style-name="gr49" draw:text-style-name="P13" draw:layer="layout" svg:width="0.832cm" svg:height="0.683cm" svg:x="20.118cm" svg:y="4.445cm">
          <draw:text-box>
            <text:p><text:span text:style-name="T6">...</text:span></text:p>
          </draw:text-box>
        </draw:frame>
        <draw:frame draw:style-name="gr50" draw:text-style-name="P13" draw:layer="layout" svg:width="2.348cm" svg:height="1.115cm" svg:x="8.727cm" svg:y="4.509cm">
          <draw:text-box>
            <text:p><text:span text:style-name="T6">Address:</text:span></text:p>
          </draw:text-box>
        </draw:frame>
        <draw:custom-shape draw:style-name="gr51" draw:text-style-name="P3" draw:layer="layout" svg:width="1.27cm" svg:height="1.27cm" svg:x="19.897cm" svg:y="5.191cm">
          <text:p text:style-name="P1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1" draw:text-style-name="P25" draw:layer="layout" svg:width="1.27cm" svg:height="1.27cm" svg:x="24.765cm" svg:y="4.445cm">
          <text:p text:style-name="P24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1.27cm" svg:height="1.27cm" svg:x="5.71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6.98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8.255cm" svg:y="4.445cm">
          <text:p text:style-name="P24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9.525cm" svg:y="4.445cm">
          <text:p text:style-name="P24"><text:span text:style-name="T8">16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0.795cm" svg:y="4.445cm">
          <text:p text:style-name="P24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2.06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3.33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4.60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5.87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7.145cm" svg:y="4.445cm">
          <text:p text:style-name="P24"><text:span text:style-name="T8">41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8.41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19.68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20.95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22.22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1.27cm" svg:height="1.27cm" svg:x="23.495cm" svg:y="4.445cm">
          <text:p text:style-name="P24"><text:span text:style-name="T8">0</text:span></text:p>
          <draw:enhanced-geometry svg:viewBox="0 0 21600 21600" draw:type="rectangle" draw:enhanced-path="M 0 0 L 21600 0 21600 21600 0 21600 0 0 Z N"/>
        </draw:custom-shape>
        <draw:line draw:style-name="gr46" draw:text-style-name="P11" draw:layer="layout" svg:x1="11.43cm" svg:y1="7.111cm" svg:x2="11.43cm" svg:y2="5.841cm">
          <text:p/>
        </draw:line>
        <draw:frame draw:style-name="gr47" draw:text-style-name="P26" draw:layer="layout" svg:width="3.851cm" svg:height="0.962cm" svg:x="1.693cm" svg:y="4.553cm">
          <draw:text-box>
            <text:p><text:span text:style-name="T8">Data (RAM)</text:span></text:p>
          </draw:text-box>
        </draw:frame>
        <draw:frame draw:style-name="gr52" draw:text-style-name="P27" draw:layer="layout" svg:width="5.08cm" svg:height="1.673cm" svg:x="8.89cm" svg:y="7.293cm">
          <draw:text-box>
            <text:p text:style-name="P15"><text:span text:style-name="T8">Data Pointer</text:span><text:span text:style-name="T8"><text:line-break/></text:span><text:span text:style-name="T8">(DP = 4)</text:span></text:p>
          </draw:text-box>
        </draw:frame>
        <draw:frame draw:style-name="gr37" draw:text-style-name="P26" draw:layer="layout" svg:width="0.718cm" svg:height="0.683cm" svg:x="5.967cm" svg:y="3.762cm">
          <draw:text-box>
            <text:p><text:span text:style-name="T6">0</text:span></text:p>
          </draw:text-box>
        </draw:frame>
        <draw:frame draw:style-name="gr37" draw:text-style-name="P26" draw:layer="layout" svg:width="0.718cm" svg:height="0.683cm" svg:x="7.237cm" svg:y="3.762cm">
          <draw:text-box>
            <text:p><text:span text:style-name="T6">1</text:span></text:p>
          </draw:text-box>
        </draw:frame>
        <draw:frame draw:style-name="gr37" draw:text-style-name="P26" draw:layer="layout" svg:width="0.718cm" svg:height="0.683cm" svg:x="8.512cm" svg:y="3.762cm">
          <draw:text-box>
            <text:p><text:span text:style-name="T6">2</text:span></text:p>
          </draw:text-box>
        </draw:frame>
        <draw:frame draw:style-name="gr37" draw:text-style-name="P26" draw:layer="layout" svg:width="0.718cm" svg:height="0.683cm" svg:x="9.777cm" svg:y="3.762cm">
          <draw:text-box>
            <text:p><text:span text:style-name="T6">3</text:span></text:p>
          </draw:text-box>
        </draw:frame>
        <draw:frame draw:style-name="gr37" draw:text-style-name="P26" draw:layer="layout" svg:width="0.718cm" svg:height="0.683cm" svg:x="11.004cm" svg:y="3.763cm">
          <draw:text-box>
            <text:p><text:span text:style-name="T6">4</text:span></text:p>
          </draw:text-box>
        </draw:frame>
        <draw:frame draw:style-name="gr37" draw:text-style-name="P26" draw:layer="layout" svg:width="0.718cm" svg:height="0.683cm" svg:x="12.274cm" svg:y="3.763cm">
          <draw:text-box>
            <text:p><text:span text:style-name="T6">5</text:span></text:p>
          </draw:text-box>
        </draw:frame>
        <draw:frame draw:style-name="gr37" draw:text-style-name="P26" draw:layer="layout" svg:width="0.718cm" svg:height="0.683cm" svg:x="13.549cm" svg:y="3.763cm">
          <draw:text-box>
            <text:p><text:span text:style-name="T6">6</text:span></text:p>
          </draw:text-box>
        </draw:frame>
        <draw:frame draw:style-name="gr37" draw:text-style-name="P26" draw:layer="layout" svg:width="0.718cm" svg:height="0.683cm" svg:x="14.814cm" svg:y="3.763cm">
          <draw:text-box>
            <text:p><text:span text:style-name="T6">7</text:span></text:p>
          </draw:text-box>
        </draw:frame>
        <draw:frame draw:style-name="gr37" draw:text-style-name="P26" draw:layer="layout" svg:width="0.718cm" svg:height="0.683cm" svg:x="16.136cm" svg:y="3.762cm">
          <draw:text-box>
            <text:p><text:span text:style-name="T6">8</text:span></text:p>
          </draw:text-box>
        </draw:frame>
        <draw:frame draw:style-name="gr37" draw:text-style-name="P26" draw:layer="layout" svg:width="0.718cm" svg:height="0.683cm" svg:x="17.406cm" svg:y="3.762cm">
          <draw:text-box>
            <text:p><text:span text:style-name="T6">9</text:span></text:p>
          </draw:text-box>
        </draw:frame>
        <draw:frame draw:style-name="gr36" draw:text-style-name="P26" draw:layer="layout" svg:width="0.934cm" svg:height="0.683cm" svg:x="18.681cm" svg:y="3.762cm">
          <draw:text-box>
            <text:p><text:span text:style-name="T6">10</text:span></text:p>
          </draw:text-box>
        </draw:frame>
        <draw:frame draw:style-name="gr36" draw:text-style-name="P26" draw:layer="layout" svg:width="0.934cm" svg:height="0.683cm" svg:x="19.946cm" svg:y="3.762cm">
          <draw:text-box>
            <text:p><text:span text:style-name="T6">11</text:span></text:p>
          </draw:text-box>
        </draw:frame>
        <draw:frame draw:style-name="gr36" draw:text-style-name="P26" draw:layer="layout" svg:width="0.934cm" svg:height="0.683cm" svg:x="21.173cm" svg:y="3.763cm">
          <draw:text-box>
            <text:p><text:span text:style-name="T6">12</text:span></text:p>
          </draw:text-box>
        </draw:frame>
        <draw:frame draw:style-name="gr36" draw:text-style-name="P26" draw:layer="layout" svg:width="0.934cm" svg:height="0.683cm" svg:x="22.443cm" svg:y="3.763cm">
          <draw:text-box>
            <text:p><text:span text:style-name="T6">13</text:span></text:p>
          </draw:text-box>
        </draw:frame>
        <draw:frame draw:style-name="gr36" draw:text-style-name="P26" draw:layer="layout" svg:width="0.934cm" svg:height="0.683cm" svg:x="23.718cm" svg:y="3.763cm">
          <draw:text-box>
            <text:p><text:span text:style-name="T6">14</text:span></text:p>
          </draw:text-box>
        </draw:frame>
        <draw:frame draw:style-name="gr49" draw:text-style-name="P26" draw:layer="layout" svg:width="0.832cm" svg:height="0.683cm" svg:x="24.983cm" svg:y="3.763cm">
          <draw:text-box>
            <text:p><text:span text:style-name="T6">...</text:span></text:p>
          </draw:text-box>
        </draw:frame>
        <draw:frame draw:style-name="gr50" draw:text-style-name="P26" draw:layer="layout" svg:width="2.348cm" svg:height="1.115cm" svg:x="3.435cm" svg:y="3.763cm">
          <draw:text-box>
            <text:p><text:span text:style-name="T6">Address: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3" draw:text-style-name="P29" draw:layer="layout" svg:width="3.427cm" svg:height="1.149cm" svg:x="2.373cm" svg:y="2.757cm">
          <draw:text-box>
            <text:p text:style-name="P15"><text:span text:style-name="T9">State</text:span></text:p>
          </draw:text-box>
        </draw:frame>
        <draw:frame draw:style-name="gr54" draw:text-style-name="P30" draw:layer="layout" svg:width="3.427cm" svg:height="1.148cm" svg:x="6.931cm" svg:y="2.684cm">
          <draw:text-box>
            <text:p><text:span text:style-name="T9">Instruction</text:span></text:p>
          </draw:text-box>
        </draw:frame>
        <draw:frame draw:style-name="gr55" draw:text-style-name="P32" draw:layer="layout" svg:width="3.22cm" svg:height="1.149cm" svg:x="13.925cm" svg:y="9.352cm">
          <draw:text-box>
            <text:p text:style-name="P31"><text:span text:style-name="T10">Address</text:span></text:p>
          </draw:text-box>
        </draw:frame>
        <draw:custom-shape draw:style-name="gr56" draw:text-style-name="P33" draw:layer="layout" svg:width="2.54cm" svg:height="0.635cm" svg:x="18.383cm" svg:y="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3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4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5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5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6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7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4" draw:layer="layout" svg:width="2.54cm" svg:height="0.635cm" svg:x="18.383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6" xml:id="id15" draw:id="id15" draw:layer="layout" svg:width="2.54cm" svg:height="0.635cm" svg:x="18.383cm" svg:y="8.977cm">
          <text:p text:style-name="P35"><text:span text:style-name="T1">16-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1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10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11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18.383cm" svg:y="12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7" draw:layer="layout" svg:width="6.426cm" svg:height="1.077cm" svg:x="19.277cm" svg:y="0.404cm">
          <draw:text-box>
            <text:p text:style-name="P31"><text:span text:style-name="T10">Microcode ROM’s</text:span></text:p>
          </draw:text-box>
        </draw:frame>
        <draw:line draw:style-name="gr59" draw:text-style-name="P11" xml:id="id14" draw:id="id14" draw:layer="layout" svg:x1="0.635cm" svg:y1="6.056cm" svg:x2="14.605cm" svg:y2="6.056cm">
          <text:p/>
        </draw:line>
        <draw:connector draw:style-name="gr60" draw:text-style-name="P11" draw:layer="layout" draw:type="curve" draw:line-skew="-8.515cm" svg:x1="7.62cm" svg:y1="6.056cm" svg:x2="18.383cm" svg:y2="9.294cm" draw:start-shape="id14" draw:start-glue-point="0" draw:end-shape="id15" svg:d="M7620 6056c598 0-4783 3238 10763 3238" svg:viewBox="0 0 11197 3239">
          <text:p/>
        </draw:connector>
        <draw:frame draw:style-name="gr61" draw:text-style-name="P38" draw:layer="layout" svg:width="1.905cm" svg:height="1.517cm" svg:x="21.516cm" svg:y="13.261cm">
          <draw:text-box>
            <text:p><text:span text:style-name="T11">⋮</text:span></text:p>
          </draw:text-box>
        </draw:frame>
        <draw:frame draw:style-name="gr62" draw:text-style-name="P29" draw:layer="layout" svg:width="3.175cm" svg:height="1.149cm" svg:x="12.183cm" svg:y="2.691cm">
          <draw:text-box>
            <text:p text:style-name="P15"><text:span text:style-name="T9">Cycle</text:span></text:p>
          </draw:text-box>
        </draw:frame>
        <draw:g draw:style-name="gr1">
          <draw:custom-shape draw:style-name="gr63" draw:text-style-name="P40" draw:layer="layout" svg:width="1.313cm" svg:height="1.314cm" svg:x="4.621cm" svg:y="3.652cm">
            <text:p text:style-name="P39"><text:span text:style-name="T12">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40" draw:layer="layout" svg:width="1.314cm" svg:height="1.314cm" svg:x="5.934cm" svg:y="3.652cm">
            <text:p text:style-name="P39"><text:span text:style-name="T12">I3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0" draw:layer="layout" svg:width="1.314cm" svg:height="1.314cm" svg:x="7.248cm" svg:y="3.652cm">
            <text:p text:style-name="P39"><text:span text:style-name="T12">I2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0" draw:layer="layout" svg:width="1.314cm" svg:height="1.314cm" svg:x="8.562cm" svg:y="3.652cm">
            <text:p text:style-name="P39"><text:span text:style-name="T12">I1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0" draw:layer="layout" svg:width="1.314cm" svg:height="1.314cm" svg:x="9.876cm" svg:y="3.652cm">
            <text:p text:style-name="P39"><text:span text:style-name="T12">I0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40" draw:layer="layout" svg:width="1.313cm" svg:height="1.314cm" svg:x="11.19cm" svg:y="3.652cm">
            <text:p text:style-name="P39"><text:span text:style-name="T12">C2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0" draw:layer="layout" svg:width="1.314cm" svg:height="1.314cm" svg:x="12.503cm" svg:y="3.652cm">
            <text:p text:style-name="P39"><text:span text:style-name="T12">C1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40" draw:layer="layout" svg:width="1.314cm" svg:height="1.314cm" svg:x="13.817cm" svg:y="3.652cm">
            <text:p text:style-name="P39"><text:span text:style-name="T12">C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0" draw:layer="layout" svg:width="1.313cm" svg:height="1.314cm" svg:x="3.308cm" svg:y="3.653cm">
            <text:p text:style-name="P39"><text:span text:style-name="T1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0" draw:layer="layout" svg:width="1.313cm" svg:height="1.314cm" svg:x="1.995cm" svg:y="3.653cm">
            <text:p text:style-name="P39"><text:span text:style-name="T1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0" draw:layer="layout" svg:width="1.313cm" svg:height="1.314cm" svg:x="0.693cm" svg:y="3.653cm">
            <text:p text:style-name="P39"><text:span text:style-name="T12">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6" draw:text-style-name="P41" draw:layer="layout" svg:x1="5.956cm" svg:y1="2.473cm" svg:x2="5.95cm" svg:y2="6.018cm">
          <text:p/>
        </draw:line>
        <draw:line draw:style-name="gr66" draw:text-style-name="P41" draw:layer="layout" svg:x1="11.185cm" svg:y1="2.431cm" svg:x2="11.179cm" svg:y2="5.976cm">
          <text:p/>
        </draw:line>
        <draw:custom-shape draw:style-name="gr56" draw:text-style-name="P33" draw:layer="layout" svg:width="2.54cm" svg:height="0.635cm" svg:x="21.183cm" svg:y="2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3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4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5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5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6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7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4" draw:layer="layout" svg:width="2.54cm" svg:height="0.635cm" svg:x="21.183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6" draw:layer="layout" svg:width="2.54cm" svg:height="0.635cm" svg:x="21.183cm" svg:y="8.976cm">
          <text:p text:style-name="P35"><text:span text:style-name="T1">8-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10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10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11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1.183cm" svg:y="1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4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5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5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6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7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7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4" draw:layer="layout" svg:width="2.54cm" svg:height="0.635cm" svg:x="23.983cm" svg:y="8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6" draw:layer="layout" svg:width="2.54cm" svg:height="0.635cm" svg:x="23.983cm" svg:y="8.975cm">
          <text:p text:style-name="P35"><text:span text:style-name="T1">0-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9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10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11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2.54cm" svg:height="0.635cm" svg:x="23.983cm" svg:y="12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9" draw:layer="layout" svg:width="3.175cm" svg:height="1.149cm" svg:x="18.383cm" svg:y="1.712cm">
          <draw:text-box>
            <text:p text:style-name="P15"><text:span text:style-name="T9">ROM 2</text:span></text:p>
          </draw:text-box>
        </draw:frame>
        <draw:frame draw:style-name="gr62" draw:text-style-name="P29" draw:layer="layout" svg:width="3.175cm" svg:height="1.149cm" svg:x="21.184cm" svg:y="1.713cm">
          <draw:text-box>
            <text:p text:style-name="P15"><text:span text:style-name="T9">ROM 1</text:span></text:p>
          </draw:text-box>
        </draw:frame>
        <draw:frame draw:style-name="gr62" draw:text-style-name="P29" draw:layer="layout" svg:width="3.175cm" svg:height="1.149cm" svg:x="23.984cm" svg:y="1.713cm">
          <draw:text-box>
            <text:p text:style-name="P15"><text:span text:style-name="T9">ROM 0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67" draw:text-style-name="P43" draw:layer="layout" svg:width="13.335cm" svg:height="8.255cm" svg:x="6.985cm" svg:y="3.175cm">
          <text:p text:style-name="P42"><text:span text:style-name="T13">PLACEHOL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 draw:style-name="gr68">
          <draw:frame draw:style-name="gr69" draw:layer="layout" svg:width="14.098cm" svg:height="6.733cm" svg:x="8.391cm" svg:y="2.148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 table:style-name="ce1"/>
                <table:table-cell/>
                <table:table-cell/>
                <table:table-cell/>
                <table:table-cell table:style-name="ce3"/>
                <table:table-cell table:style-name="ce1"/>
                <table:table-cell/>
                <table:table-cell/>
                <table:table-cell/>
                <table:table-cell table:style-name="ce3"/>
                <table:table-cell table:style-name="ce1"/>
                <table:table-cell/>
                <table:table-cell/>
                <table:table-cell/>
                <table:table-cell table:style-name="ce3"/>
                <table:table-cell table:style-name="ce4"/>
                <table:table-cell table:style-name="ce5"/>
                <table:table-cell/>
                <table:table-cell table:style-name="ce6"/>
                <table:table-cell table:style-name="ce4"/>
              </table:table-row>
              <table:table-row table:style-name="ro1" table:default-cell-style-name="ce7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 table:style-name="ce1"/>
                <table:table-cell/>
                <table:table-cell/>
                <table:table-cell/>
                <table:table-cell/>
                <table:table-cell table:style-name="ce6"/>
                <table:table-cell table:style-name="ce4"/>
                <table:table-cell table:style-name="ce4"/>
                <table:table-cell table:style-name="ce4"/>
                <table:table-cell table:style-name="ce4"/>
                <table:table-cell table:style-name="ce1"/>
                <table:table-cell/>
                <table:table-cell/>
                <table:table-cell/>
                <table:table-cell/>
                <table:table-cell/>
                <table:table-cell table:style-name="ce3"/>
                <table:table-cell table:style-name="ce4"/>
                <table:table-cell table:style-name="ce4"/>
                <table:table-cell table:style-name="ce4"/>
              </table:table-row>
              <table:table-row table:style-name="ro1" table:default-cell-style-name="ce7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4">
                <table:table-cell/>
                <table:table-cell table:style-name="ce8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7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4"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8"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gr69" draw:layer="layout" svg:width="4.671cm" svg:height="6.733cm" svg:x="3.318cm" svg:y="2.157cm">
            <table:table table:template-name="default" table:use-first-row-styles="true" table:use-banding-rows-styles="true">
              <table:table-column table:style-name="co3"/>
              <table:table-row table:style-name="ro1">
                <table:table-cell table:style-name="ce9">
                  <text:p text:style-name="P44"><text:span text:style-name="T1">555 Output</text:span></text:p>
                </table:table-cell>
              </table:table-row>
              <table:table-row table:style-name="ro1">
                <table:table-cell table:style-name="ce9"/>
              </table:table-row>
              <table:table-row table:style-name="ro1">
                <table:table-cell table:style-name="ce9">
                  <text:p text:style-name="P44"><text:span text:style-name="T1">Flip-Flop Output</text:span></text:p>
                </table:table-cell>
              </table:table-row>
              <table:table-row table:style-name="ro1">
                <table:table-cell table:style-name="ce9"/>
              </table:table-row>
              <table:table-row table:style-name="ro1">
                <table:table-cell table:style-name="ce9">
                  <text:p text:style-name="P44"><text:span text:style-name="T1">Decoder Clock</text:span></text:p>
                </table:table-cell>
              </table:table-row>
              <table:table-row table:style-name="ro1">
                <table:table-cell table:style-name="ce9"/>
              </table:table-row>
              <table:table-row table:style-name="ro1">
                <table:table-cell table:style-name="ce9">
                  <text:p text:style-name="P44"><text:span text:style-name="T1">Module Clock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g draw:style-name="gr68">
          <draw:frame draw:style-name="gr69" draw:layer="layout" svg:width="14.098cm" svg:height="4.809cm" svg:x="10.153cm" svg:y="5.08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4">
                <table:table-cell table:style-name="ce1"/>
                <table:table-cell table:style-name="ce2"/>
                <table:table-cell table:style-name="ce2"/>
                <table:table-cell table:style-name="ce2"/>
                <table:table-cell table:style-name="ce2"/>
                <table:table-cell table:style-name="ce2"/>
                <table:table-cell table:style-name="ce2"/>
                <table:table-cell table:style-name="ce2"/>
                <table:table-cell table:style-name="ce3"/>
                <table:table-cell table:style-name="ce1"/>
                <table:table-cell table:style-name="ce6"/>
                <table:table-cell/>
                <table:table-cell/>
                <table:table-cell/>
                <table:table-cell/>
                <table:table-cell table:style-name="ce8"/>
                <table:table-cell/>
                <table:table-cell/>
                <table:table-cell/>
                <table:table-cell/>
              </table:table-row>
              <table:table-row table:style-name="ro1" table:default-cell-style-name="ce7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4">
                <table:table-cell table:style-name="ce1"/>
                <table:table-cell table:style-name="ce6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7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2">
                <table:table-cell table:style-name="ce4"/>
                <table:table-cell table:style-name="ce4"/>
                <table:table-cell table:style-name="ce5"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 table:style-name="ce3"/>
                <table:table-cell table:style-name="ce4"/>
              </table:table-row>
            </table:table>
            <draw:image xlink:href="Pictures/TablePreview3.svm" xlink:type="simple" xlink:show="embed" xlink:actuate="onLoad"/>
          </draw:frame>
          <draw:frame draw:style-name="gr69" draw:layer="layout" svg:width="4.671cm" svg:height="4.809cm" svg:x="5.08cm" svg:y="5.089cm">
            <table:table table:template-name="default" table:use-first-row-styles="true" table:use-banding-rows-styles="true">
              <table:table-column table:style-name="co3"/>
              <table:table-row table:style-name="ro1">
                <table:table-cell table:style-name="ce9">
                  <text:p text:style-name="P44"><text:span text:style-name="T1">Button</text:span></text:p>
                </table:table-cell>
              </table:table-row>
              <table:table-row table:style-name="ro1">
                <table:table-cell table:style-name="ce9"/>
              </table:table-row>
              <table:table-row table:style-name="ro1">
                <table:table-cell table:style-name="ce9">
                  <text:p text:style-name="P44"><text:span text:style-name="T1">Monostable 1</text:span></text:p>
                </table:table-cell>
              </table:table-row>
              <table:table-row table:style-name="ro1">
                <table:table-cell table:style-name="ce9"/>
              </table:table-row>
              <table:table-row table:style-name="ro1">
                <table:table-cell table:style-name="ce9">
                  <text:p text:style-name="P44"><text:span text:style-name="T1">Monostable 2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5-03-09T19:56:53.255834828</dc:date>
    <meta:editing-duration>P7DT14H5M1S</meta:editing-duration>
    <meta:editing-cycles>31</meta:editing-cycles>
    <meta:generator>LibreOffice/24.2.7.2$Linux_X86_64 LibreOffice_project/420$Build-2</meta:generator>
    <meta:document-statistic meta:object-count="278"/>
  </office:meta>
</office:document-meta>
</file>